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eaad" officeooo:paragraph-rsid="0002eaad"/>
    </style:style>
    <style:style style:name="P2" style:family="paragraph" style:parent-style-name="Standard">
      <style:text-properties officeooo:rsid="0002eaad" officeooo:paragraph-rsid="0002eaad"/>
    </style:style>
    <style:style style:name="T1" style:family="text">
      <style:text-properties officeooo:rsid="000451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bits/stdc++.h&gt;</text:p>
      <text:p text:style-name="P1">using namespace std;</text:p>
      <text:p text:style-name="P1">vector&lt;int&gt;v[100005];</text:p>
      <text:p text:style-name="P1">int i,j,k,l,n,m,vis[100005];</text:p>
      <text:p text:style-name="P1"/>
      <text:p text:style-name="P1">//<text:span text:style-name="T1">bfs to find whether the graph is bipartite or not .</text:span></text:p>
      <text:p text:style-name="P1">// <text:span text:style-name="T1">if graph is bipartite it means there is no odd cycle </text:span></text:p>
      <text:p text:style-name="P1">int bfs(int in)</text:p>
      <text:p text:style-name="P1">{</text:p>
      <text:p text:style-name="P1"><text:tab/>queue&lt;int&gt;q;</text:p>
      <text:p text:style-name="P1"><text:tab/>q.push(in);</text:p>
      <text:p text:style-name="P1"><text:tab/>vis[in]=-1;</text:p>
      <text:p text:style-name="P1"><text:tab/>while(!q.empty())</text:p>
      <text:p text:style-name="P1"><text:tab/>{</text:p>
      <text:p text:style-name="P1"><text:tab/><text:tab/>int yo = q.front();</text:p>
      <text:p text:style-name="P1"><text:tab/><text:tab/>q.pop();</text:p>
      <text:p text:style-name="P1"><text:tab/><text:tab/>for(j=0;j&lt;v[yo].size();j++)</text:p>
      <text:p text:style-name="P1"><text:tab/><text:tab/>{</text:p>
      <text:p text:style-name="P1"><text:tab/><text:tab/><text:tab/>if(vis[v[yo][j]]==0)</text:p>
      <text:p text:style-name="P1"><text:tab/><text:tab/><text:tab/>{</text:p>
      <text:p text:style-name="P1"><text:tab/><text:tab/><text:tab/><text:tab/>q.push(v[yo][j]);</text:p>
      <text:p text:style-name="P1"><text:tab/><text:tab/><text:tab/><text:tab/>vis[v[yo][j]]=-vis[yo];</text:p>
      <text:p text:style-name="P1"><text:tab/><text:tab/><text:tab/>}</text:p>
      <text:p text:style-name="P1"><text:tab/><text:tab/><text:tab/>else if(vis[v[yo][j]]==vis[yo])</text:p>
      <text:p text:style-name="P1"><text:tab/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"/>
      <text:p text:style-name="P1">int main() </text:p>
      <text:p text:style-name="P1">{</text:p>
      <text:p text:style-name="P1"><text:tab/>int t,count=1;</text:p>
      <text:p text:style-name="P1"><text:tab/>scanf("%d",&amp;t);</text:p>
      <text:p text:style-name="P1"><text:tab/>while(t--)</text:p>
      <text:p text:style-name="P1"><text:tab/>{</text:p>
      <text:p text:style-name="P1"><text:tab/><text:tab/>int sus=0;</text:p>
      <text:p text:style-name="P1"><text:tab/><text:tab/>for(i=1;i&lt;=n;i++)</text:p>
      <text:p text:style-name="P1"><text:tab/><text:tab/>{</text:p>
      <text:p text:style-name="P1"><text:tab/><text:tab/><text:tab/>v[i].clear();</text:p>
      <text:p text:style-name="P1"><text:tab/><text:tab/><text:tab/>vis[i]=0;</text:p>
      <text:p text:style-name="P1"><text:tab/><text:tab/>}</text:p>
      <text:p text:style-name="P1"><text:tab/><text:tab/>cin&gt;&gt;n&gt;&gt;m;</text:p>
      <text:p text:style-name="P1"><text:tab/><text:tab/>for(i=0;i&lt;m;i++)</text:p>
      <text:p text:style-name="P1"><text:tab/><text:tab/>{</text:p>
      <text:p text:style-name="P1"><text:tab/><text:tab/><text:tab/>scanf("%d %d",&amp;k,&amp;l);</text:p>
      <text:p text:style-name="P1"><text:tab/><text:tab/><text:tab/>v[k].push_back(l);</text:p>
      <text:p text:style-name="P1"><text:tab/><text:tab/><text:tab/>v[l].push_back(k);</text:p>
      <text:p text:style-name="P1"><text:tab/><text:tab/>}</text:p>
      <text:p text:style-name="P1"><text:tab/><text:tab/>for(i=1;i&lt;=n;i++)</text:p>
      <text:p text:style-name="P1"><text:tab/><text:tab/>{</text:p>
      <text:p text:style-name="P1"><text:soft-page-break/><text:tab/><text:tab/><text:tab/>if(vis[i]==0)</text:p>
      <text:p text:style-name="P1"><text:tab/><text:tab/><text:tab/>{</text:p>
      <text:p text:style-name="P1"><text:tab/><text:tab/><text:tab/><text:tab/>int found = bfs(i);</text:p>
      <text:p text:style-name="P1"><text:tab/><text:tab/><text:tab/><text:tab/>if(found==1)</text:p>
      <text:p text:style-name="P1"><text:tab/><text:tab/><text:tab/><text:tab/>{</text:p>
      <text:p text:style-name="P1"><text:tab/><text:tab/><text:tab/><text:tab/><text:tab/>sus=1;</text:p>
      <text:p text:style-name="P1"><text:tab/><text:tab/><text:tab/><text:tab/><text:tab/>break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<text:tab/>printf("Scenario #%d:\n",count);</text:p>
      <text:p text:style-name="P1"><text:tab/><text:tab/>if(sus==0)</text:p>
      <text:p text:style-name="P1"><text:tab/><text:tab/><text:tab/>printf("No suspicious bugs found!\n");</text:p>
      <text:p text:style-name="P1"><text:tab/><text:tab/>else</text:p>
      <text:p text:style-name="P1"><text:tab/><text:tab/><text:tab/>printf("Suspicious bugs found!\n");</text:p>
      <text:p text:style-name="P1"><text:tab/><text:tab/>count++;</text:p>
      <text:p text:style-name="P1"><text:tab/>}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7S</meta:editing-duration>
    <meta:editing-cycles>4</meta:editing-cycles>
    <meta:generator>LibreOffice/5.1.0.3$Windows_x86 LibreOffice_project/5e3e00a007d9b3b6efb6797a8b8e57b51ab1f737</meta:generator>
    <dc:date>2016-04-14T00:09:42.702000000</dc:date>
    <meta:document-statistic meta:table-count="0" meta:image-count="0" meta:object-count="0" meta:page-count="2" meta:paragraph-count="68" meta:word-count="116" meta:character-count="977" meta:non-whitespace-character-count="795"/>
    <meta:user-defined meta:name="Info 1"/>
    <meta:user-defined meta:name="Info 2"/>
    <meta:user-defined meta:name="Info 3"/>
    <meta:user-defined meta:name="Info 4"/>
  </office:meta>
</office:document-meta>
</file>